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7" style:family="paragraph" style:parent-style-name="Standard">
      <style:text-properties style:font-name="TimesNewRomanPSMT" fo:font-size="12pt"/>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text-properties officeooo:paragraph-rsid="000fc0a5"/>
    </style:style>
    <style:style style:name="P11" style:family="paragraph" style:parent-style-name="Standard">
      <style:text-properties officeooo:paragraph-rsid="000fd386"/>
    </style:style>
    <style:style style:name="P12" style:family="paragraph" style:parent-style-name="Standard">
      <style:text-properties officeooo:paragraph-rsid="0011b8a6"/>
    </style:style>
    <style:style style:name="P13" style:family="paragraph" style:parent-style-name="Standard">
      <style:text-properties officeooo:rsid="0011b8a6" officeooo:paragraph-rsid="0011b8a6"/>
    </style:style>
    <style:style style:name="P14" style:family="paragraph" style:parent-style-name="Standard">
      <style:text-properties officeooo:rsid="001443ec" officeooo:paragraph-rsid="001443ec"/>
    </style:style>
    <style:style style:name="P15" style:family="paragraph" style:parent-style-name="Standard">
      <style:text-properties officeooo:rsid="0015a8a1" officeooo:paragraph-rsid="0015a8a1"/>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Heading_20_1" style:master-page-name="First_20_Page">
      <style:paragraph-properties style:page-number="auto"/>
    </style:style>
    <style:style style:name="P19" style:family="paragraph" style:parent-style-name="Heading_20_1">
      <style:text-properties officeooo:rsid="001c25e0" officeooo:paragraph-rsid="001c25e0"/>
    </style:style>
    <style:style style:name="P20" style:family="paragraph" style:parent-style-name="Heading_20_2">
      <style:text-properties officeooo:rsid="001d438c" officeooo:paragraph-rsid="001d438c"/>
    </style:style>
    <style:style style:name="P21" style:family="paragraph" style:parent-style-name="Heading_20_3">
      <style:text-properties officeooo:paragraph-rsid="001d438c"/>
    </style:style>
    <style:style style:name="P22" style:family="paragraph" style:parent-style-name="Heading_20_3">
      <style:text-properties officeooo:paragraph-rsid="001e41c1"/>
    </style:style>
    <style:style style:name="P23" style:family="paragraph" style:parent-style-name="Standard">
      <style:text-properties officeooo:rsid="000fd386" officeooo:paragraph-rsid="000fd386"/>
    </style:style>
    <style:style style:name="P24" style:family="paragraph" style:parent-style-name="Standard" style:list-style-name="L1"/>
    <style:style style:name="P25" style:family="paragraph" style:parent-style-name="Standard">
      <style:text-properties style:font-name="TimesNewRomanPSMT" fo:font-size="12pt"/>
    </style:style>
    <style:style style:name="P26" style:family="paragraph" style:parent-style-name="Standard">
      <style:text-properties officeooo:paragraph-rsid="00175b93"/>
    </style:style>
    <style:style style:name="P27" style:family="paragraph" style:parent-style-name="Standard">
      <style:text-properties officeooo:rsid="00175b93" officeooo:paragraph-rsid="00175b93"/>
    </style:style>
    <style:style style:name="P28" style:family="paragraph" style:parent-style-name="Standard">
      <style:text-properties officeooo:paragraph-rsid="000fc0a5"/>
    </style:style>
    <style:style style:name="P29" style:family="paragraph" style:parent-style-name="Standard">
      <style:text-properties officeooo:rsid="00189298" officeooo:paragraph-rsid="00189298"/>
    </style:style>
    <style:style style:name="P30" style:family="paragraph" style:parent-style-name="Standard">
      <style:text-properties officeooo:rsid="0015a8a1" officeooo:paragraph-rsid="0015a8a1"/>
    </style:style>
    <style:style style:name="P31" style:family="paragraph" style:parent-style-name="Standard">
      <style:text-properties officeooo:rsid="001a31c4" officeooo:paragraph-rsid="001a31c4"/>
    </style:style>
    <style:style style:name="P32" style:family="paragraph" style:parent-style-name="Standard">
      <style:text-properties officeooo:rsid="001a31c4" officeooo:paragraph-rsid="001e91f5"/>
    </style:style>
    <style:style style:name="P33" style:family="paragraph" style:parent-style-name="Standard" style:list-style-name="L2">
      <style:text-properties officeooo:rsid="0048173c" officeooo:paragraph-rsid="001a31c4"/>
    </style:style>
    <style:style style:name="P34" style:family="paragraph" style:parent-style-name="Standard">
      <style:text-properties officeooo:rsid="0048173c" officeooo:paragraph-rsid="001a31c4"/>
    </style:style>
    <style:style style:name="P35" style:family="paragraph" style:parent-style-name="Standard" style:list-style-name="L3">
      <style:text-properties officeooo:paragraph-rsid="001a31c4"/>
    </style:style>
    <style:style style:name="P36" style:family="paragraph" style:parent-style-name="Standard">
      <style:text-properties officeooo:paragraph-rsid="001a31c4"/>
    </style:style>
    <style:style style:name="P37" style:family="paragraph" style:parent-style-name="Standard">
      <style:text-properties officeooo:paragraph-rsid="001c25e0"/>
    </style:style>
    <style:style style:name="P38" style:family="paragraph" style:parent-style-name="Standard">
      <style:text-properties style:use-window-font-color="true" loext:opacity="0%" style:font-name="Times New Roman1" fo:font-size="12pt" fo:language="en" fo:country="US" officeooo:paragraph-rsid="001d438c" style:font-name-asian="Times New Roman1" style:font-size-asian="12pt" style:font-name-complex="Times New Roman1" style:font-size-complex="12pt" style:language-complex="ar" style:country-complex="SA"/>
    </style:style>
    <style:style style:name="P39" style:family="paragraph" style:parent-style-name="Standard">
      <style:text-properties officeooo:paragraph-rsid="001d438c"/>
    </style:style>
    <style:style style:name="P40" style:family="paragraph" style:parent-style-name="Standard">
      <style:text-properties style:font-name="Courier" officeooo:paragraph-rsid="001d438c"/>
    </style:style>
    <style:style style:name="P41" style:family="paragraph" style:parent-style-name="Standard">
      <style:text-properties fo:font-size="12pt" officeooo:rsid="003d8f11" officeooo:paragraph-rsid="001d438c" style:font-size-asian="12pt" style:font-size-complex="12pt"/>
    </style:style>
    <style:style style:name="P42" style:family="paragraph" style:parent-style-name="Standard">
      <style:text-properties fo:font-size="12pt" officeooo:paragraph-rsid="001d438c" style:font-size-asian="12pt" style:font-size-complex="12pt"/>
    </style:style>
    <style:style style:name="P43" style:family="paragraph" style:parent-style-name="Standard">
      <style:text-properties officeooo:rsid="001ebd97" officeooo:paragraph-rsid="001d438c"/>
    </style:style>
    <style:style style:name="P44" style:family="paragraph" style:parent-style-name="Standard">
      <style:text-properties officeooo:rsid="001ebd97" officeooo:paragraph-rsid="001e41c1"/>
    </style:style>
    <style:style style:name="P45" style:family="paragraph" style:parent-style-name="Standard">
      <style:text-properties officeooo:paragraph-rsid="001e41c1"/>
    </style:style>
    <style:style style:name="P46" style:family="paragraph" style:parent-style-name="Standard">
      <style:text-properties officeooo:rsid="001e41c1" officeooo:paragraph-rsid="001e41c1"/>
    </style:style>
    <style:style style:name="P47" style:family="paragraph" style:parent-style-name="Standard" style:list-style-name="L4">
      <style:text-properties officeooo:rsid="001e41c1" officeooo:paragraph-rsid="001e41c1"/>
    </style:style>
    <style:style style:name="P48" style:family="paragraph" style:parent-style-name="Standard">
      <style:text-properties officeooo:rsid="001e51c6" officeooo:paragraph-rsid="001e51c6"/>
    </style:style>
    <style:style style:name="P49" style:family="paragraph" style:parent-style-name="Standard">
      <style:text-properties officeooo:rsid="001e91f5" officeooo:paragraph-rsid="001e91f5"/>
    </style:style>
    <style:style style:name="P50" style:family="paragraph" style:parent-style-name="Standard">
      <style:text-properties officeooo:rsid="001f065d" officeooo:paragraph-rsid="001f065d"/>
    </style:style>
    <style:style style:name="P51"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P52" style:family="paragraph">
      <style:paragraph-properties style:writing-mode="lr-tb"/>
      <style:text-properties style:font-name="Times New Roman" fo:font-size="1pt" style:font-name-asian="Times New Roman" style:font-name-complex="Times New Roman"/>
    </style:style>
    <style:style style:name="P5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use-window-font-color="true" loext:opacity="0%" fo:language="en" fo:country="US"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0fd38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5b93"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ba06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e743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1f2b0"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3d8f1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3c82e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d438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e51c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17" style:family="text">
      <style:text-properties style:use-window-font-color="true" loext:opacity="0%" style:font-name="Times New Roman1" fo:font-size="12pt" fo:language="en" fo:country="US" fo:font-style="normal" officeooo:rsid="0016937a" style:font-name-asian="Times New Roman1" style:font-size-asian="12pt" style:font-style-asian="normal" style:font-name-complex="Times New Roman1" style:font-size-complex="12pt" style:language-complex="ar" style:country-complex="SA" style:font-style-complex="normal"/>
    </style:style>
    <style:style style:name="T18"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19" style:family="text">
      <style:text-properties style:use-window-font-color="true" loext:opacity="0%" style:font-name="Times New Roman1" fo:font-size="12pt" fo:language="en" fo:country="US" fo:font-style="italic" officeooo:rsid="0016937a" style:font-name-asian="Times New Roman1" style:font-size-asian="12pt" style:font-style-asian="italic" style:font-name-complex="Times New Roman1" style:font-size-complex="12pt" style:language-complex="ar" style:country-complex="SA" style:font-style-complex="italic"/>
    </style:style>
    <style:style style:name="T20" style:family="text">
      <style:text-properties officeooo:rsid="000fc0a5"/>
    </style:style>
    <style:style style:name="T21" style:family="text">
      <style:text-properties officeooo:rsid="000fd386"/>
    </style:style>
    <style:style style:name="T22" style:family="text">
      <style:text-properties officeooo:rsid="0011b8a6"/>
    </style:style>
    <style:style style:name="T23" style:family="text">
      <style:text-properties officeooo:rsid="001386c1"/>
    </style:style>
    <style:style style:name="T24" style:family="text">
      <style:text-properties officeooo:rsid="001443ec"/>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15a8a1"/>
    </style:style>
    <style:style style:name="T28" style:family="text">
      <style:text-properties officeooo:rsid="00175b93"/>
    </style:style>
    <style:style style:name="T29" style:family="text">
      <style:text-properties officeooo:rsid="0018347b"/>
    </style:style>
    <style:style style:name="T30" style:family="text">
      <style:text-properties officeooo:rsid="001a31c4"/>
    </style:style>
    <style:style style:name="T31" style:family="text">
      <style:text-properties officeooo:rsid="0048173c"/>
    </style:style>
    <style:style style:name="T32" style:family="text">
      <style:text-properties officeooo:rsid="001c25e0"/>
    </style:style>
    <style:style style:name="T33" style:family="text">
      <style:text-properties officeooo:rsid="005ba069"/>
    </style:style>
    <style:style style:name="T34" style:family="text">
      <style:text-properties officeooo:rsid="001d438c"/>
    </style:style>
    <style:style style:name="T35" style:family="text">
      <style:text-properties officeooo:rsid="003d8f11"/>
    </style:style>
    <style:style style:name="T36" style:family="text">
      <style:text-properties fo:font-size="10pt" style:font-size-asian="10pt" style:font-size-complex="10pt"/>
    </style:style>
    <style:style style:name="T37" style:family="text">
      <style:text-properties fo:font-size="10pt" officeooo:rsid="001d438c" style:font-size-asian="10pt" style:font-size-complex="10pt"/>
    </style:style>
    <style:style style:name="T38" style:family="text">
      <style:text-properties officeooo:rsid="004b11bd"/>
    </style:style>
    <style:style style:name="T39" style:family="text">
      <style:text-properties officeooo:rsid="007501f2"/>
    </style:style>
    <style:style style:name="T40" style:family="text">
      <style:text-properties officeooo:rsid="00726a4c"/>
    </style:style>
    <style:style style:name="T41" style:family="text">
      <style:text-properties officeooo:rsid="00154050"/>
    </style:style>
    <style:style style:name="T42" style:family="text">
      <style:text-properties officeooo:rsid="001e14f5"/>
    </style:style>
    <style:style style:name="T43" style:family="text">
      <style:text-properties officeooo:rsid="001e41c1"/>
    </style:style>
    <style:style style:name="T44" style:family="text">
      <style:text-properties officeooo:rsid="00202675"/>
    </style:style>
    <style:style style:name="T45"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173925242592" text:id="ct94173925242592">
          <text:deletion>
            <office:change-info>
              <dc:creator>D.E. Goodman-Wilson</dc:creator>
              <dc:date>2014-09-19T10:39:00</dc:date>
            </office:change-info>
            <text:p text:style-name="P10">Minimal introductory material, only the stuff that's absolutely needed to understand the Standard</text:p>
          </text:deletion>
        </text:changed-region>
        <text:changed-region xml:id="ct94173922700176" text:id="ct94173922700176">
          <text:insertion>
            <office:change-info>
              <dc:creator>D.E. Goodman-Wilson</dc:creator>
              <dc:date>2014-09-19T10:39:00</dc:date>
            </office:change-info>
          </text:insertion>
        </text:changed-region>
        <text:changed-region xml:id="ct94173925166912" text:id="ct94173925166912">
          <text:deletion>
            <office:change-info>
              <dc:creator>Balazs Racz</dc:creator>
              <dc:date>2024-07-02T21:13:54</dc:date>
            </office:change-info>
            <text:p text:style-name="P10">d</text:p>
          </text:deletion>
          <text:insertion>
            <office:change-info>
              <dc:creator>D.E. Goodman-Wilson</dc:creator>
              <dc:date>2014-09-19T10:39:00</dc:date>
            </office:change-info>
          </text:insertion>
        </text:changed-region>
        <text:changed-region xml:id="ct94173925173248" text:id="ct94173925173248">
          <text:insertion>
            <office:change-info>
              <dc:creator>Balazs Racz</dc:creator>
              <dc:date>2024-07-02T21:13:54</dc:date>
            </office:change-info>
          </text:insertion>
        </text:changed-region>
        <text:changed-region xml:id="ct94173923943808" text:id="ct94173923943808">
          <text:insertion>
            <office:change-info>
              <dc:creator>D.E. Goodman-Wilson</dc:creator>
              <dc:date>2014-09-19T10:39:00</dc:date>
            </office:change-info>
          </text:insertion>
        </text:changed-region>
        <text:changed-region xml:id="ct94173922809312" text:id="ct94173922809312">
          <text:insertion>
            <office:change-info>
              <dc:creator>Jim Kueneman</dc:creator>
              <dc:date>2014-11-09T14:54:00</dc:date>
            </office:change-info>
          </text:insertion>
        </text:changed-region>
        <text:changed-region xml:id="ct94173922879680" text:id="ct94173922879680">
          <text:insertion>
            <office:change-info>
              <dc:creator>Balazs Racz</dc:creator>
              <dc:date>2024-07-02T21:14:15</dc:date>
            </office:change-info>
          </text:insertion>
        </text:changed-region>
        <text:changed-region xml:id="ct94173922460208" text:id="ct94173922460208">
          <text:insertion>
            <office:change-info>
              <dc:creator>Jim Kueneman</dc:creator>
              <dc:date>2014-11-09T14:54:00</dc:date>
            </office:change-info>
          </text:insertion>
        </text:changed-region>
        <text:changed-region xml:id="ct94173922460496" text:id="ct94173922460496">
          <text:deletion>
            <office:change-info>
              <dc:creator>Balazs Racz</dc:creator>
              <dc:date>2024-07-02T21:14:25</dc:date>
            </office:change-info>
            <text:p text:style-name="P10"><text:s/>configuration options available </text:p>
          </text:deletion>
          <text:insertion>
            <office:change-info>
              <dc:creator>D.E. Goodman-Wilson</dc:creator>
              <dc:date>2014-09-19T10:40:00</dc:date>
            </office:change-info>
          </text:insertion>
        </text:changed-region>
        <text:changed-region xml:id="ct94173922460960" text:id="ct94173922460960">
          <text:insertion>
            <office:change-info>
              <dc:creator>Balazs Racz</dc:creator>
              <dc:date>2024-07-02T21:14:25</dc:date>
            </office:change-info>
          </text:insertion>
        </text:changed-region>
        <text:changed-region xml:id="ct94173923169360" text:id="ct94173923169360">
          <text:insertion>
            <office:change-info>
              <dc:creator>D.E. Goodman-Wilson</dc:creator>
              <dc:date>2014-09-19T10:40:00</dc:date>
            </office:change-info>
          </text:insertion>
        </text:changed-region>
        <text:changed-region xml:id="ct94173923384224" text:id="ct94173923384224">
          <text:insertion>
            <office:change-info>
              <dc:creator>Balazs Racz</dc:creator>
              <dc:date>2024-07-02T21:13:43</dc:date>
            </office:change-info>
          </text:insertion>
        </text:changed-region>
        <text:changed-region xml:id="ct94173923384720" text:id="ct94173923384720">
          <text:deletion>
            <office:change-info>
              <dc:creator>Balazs Racz</dc:creator>
              <dc:date>2024-07-02T21:13:46</dc:date>
            </office:change-info>
            <text:p text:style-name="P10"><text:span text:style-name="T20">node</text:span></text:p>
          </text:deletion>
          <text:insertion>
            <office:change-info>
              <dc:creator>D.E. Goodman-Wilson</dc:creator>
              <dc:date>2014-09-19T10:40:00</dc:date>
            </office:change-info>
          </text:insertion>
        </text:changed-region>
        <text:changed-region xml:id="ct94173925212864" text:id="ct94173925212864">
          <text:insertion>
            <office:change-info>
              <dc:creator>D.E. Goodman-Wilson</dc:creator>
              <dc:date>2014-09-19T10:40:00</dc:date>
            </office:change-info>
          </text:insertion>
        </text:changed-region>
        <text:changed-region xml:id="ct94173925213152" text:id="ct94173925213152">
          <text:deletion>
            <office:change-info>
              <dc:creator>Jim Kueneman</dc:creator>
              <dc:date>2014-11-09T14:54:00</dc:date>
            </office:change-info>
            <text:p text:style-name="P10">Configuration</text:p>
          </text:deletion>
        </text:changed-region>
        <text:changed-region xml:id="ct94173925213440" text:id="ct94173925213440">
          <text:insertion>
            <office:change-info>
              <dc:creator>Jim Kueneman</dc:creator>
              <dc:date>2014-11-09T14:54:00</dc:date>
            </office:change-info>
          </text:insertion>
        </text:changed-region>
        <text:changed-region xml:id="ct94173923942160" text:id="ct94173923942160">
          <text:insertion>
            <office:change-info>
              <dc:creator>D.E. Goodman-Wilson</dc:creator>
              <dc:date>2014-09-19T10:40:00</dc:date>
            </office:change-info>
          </text:insertion>
        </text:changed-region>
        <text:changed-region xml:id="ct94173923942528" text:id="ct94173923942528">
          <text:deletion>
            <office:change-info>
              <dc:creator>Jim Kueneman</dc:creator>
              <dc:date>2014-11-09T15:13:00</dc:date>
            </office:change-info>
            <text:p text:style-name="P10">C</text:p>
          </text:deletion>
        </text:changed-region>
        <text:changed-region xml:id="ct94173923942816" text:id="ct94173923942816">
          <text:insertion>
            <office:change-info>
              <dc:creator>Jim Kueneman</dc:creator>
              <dc:date>2014-11-09T15:13:00</dc:date>
            </office:change-info>
          </text:insertion>
        </text:changed-region>
        <text:changed-region xml:id="ct94173925216240" text:id="ct94173925216240">
          <text:insertion>
            <office:change-info>
              <dc:creator>D.E. Goodman-Wilson</dc:creator>
              <dc:date>2014-09-19T10:40:00</dc:date>
            </office:change-info>
          </text:insertion>
        </text:changed-region>
        <text:changed-region xml:id="ct94173925003824" text:id="ct94173925003824">
          <text:insertion>
            <office:change-info>
              <dc:creator>Balazs Racz</dc:creator>
              <dc:date>2024-07-02T21:14:46</dc:date>
            </office:change-info>
          </text:insertion>
        </text:changed-region>
        <text:changed-region xml:id="ct94173925171600" text:id="ct94173925171600">
          <text:insertion>
            <office:change-info>
              <dc:creator>Balazs Racz</dc:creator>
              <dc:date>2024-07-02T21:23:02</dc:date>
            </office:change-info>
          </text:insertion>
        </text:changed-region>
        <text:changed-region xml:id="ct94173925202160" text:id="ct94173925202160">
          <text:insertion>
            <office:change-info>
              <dc:creator>Balazs Racz</dc:creator>
              <dc:date>2024-07-02T21:24:31</dc:date>
            </office:change-info>
          </text:insertion>
        </text:changed-region>
        <text:changed-region xml:id="ct94173925221984" text:id="ct94173925221984">
          <text:deletion>
            <office:change-info>
              <dc:creator>Balazs Racz</dc:creator>
              <dc:date>2024-07-02T21:22:47</dc:date>
            </office:change-info>
            <text:p text:style-name="P23"><text:s/>found in the configuration memory at address 0xFA</text:p>
          </text:deletion>
          <text:insertion>
            <office:change-info>
              <dc:creator>Jim Kueneman</dc:creator>
              <dc:date>2014-11-09T15:14:00</dc:date>
            </office:change-info>
          </text:insertion>
        </text:changed-region>
        <text:changed-region xml:id="ct94173923214368" text:id="ct94173923214368">
          <text:deletion>
            <office:change-info>
              <dc:creator>Balazs Racz</dc:creator>
              <dc:date>2024-07-02T21:22:47</dc:date>
            </office:change-info>
            <text:p text:style-name="P23">.</text:p>
          </text:deletion>
          <text:insertion>
            <office:change-info>
              <dc:creator>D.E. Goodman-Wilson</dc:creator>
              <dc:date>2014-09-19T10:40:00</dc:date>
            </office:change-info>
          </text:insertion>
        </text:changed-region>
        <text:changed-region xml:id="ct94173923213824" text:id="ct94173923213824">
          <text:deletion>
            <office:change-info>
              <dc:creator>D.E. Goodman-Wilson</dc:creator>
              <dc:date>2014-09-19T10:40:00</dc:date>
            </office:change-info>
            <text:p text:style-name="P23">.</text:p>
          </text:deletion>
        </text:changed-region>
        <text:changed-region xml:id="ct94173922699120" text:id="ct94173922699120">
          <text:deletion>
            <office:change-info>
              <dc:creator>D.E. Goodman-Wilson</dc:creator>
              <dc:date>2014-09-19T10:41:00</dc:date>
            </office:change-info>
            <text:p text:style-name="P26">Any limitations to the area of use of the Standard</text:p>
          </text:deletion>
        </text:changed-region>
        <text:changed-region xml:id="ct94173923215184" text:id="ct94173923215184">
          <text:deletion>
            <office:change-info>
              <dc:creator>Balazs Racz</dc:creator>
              <dc:date>2024-07-02T21:33:06</dc:date>
            </office:change-info>
            <text:p text:style-name="P26">Intended to be used to by configurable, self-contained OpenLCB <text:s/>nodes</text:p>
          </text:deletion>
          <text:insertion>
            <office:change-info>
              <dc:creator>D.E. Goodman-Wilson</dc:creator>
              <dc:date>2014-09-19T10:41:00</dc:date>
            </office:change-info>
          </text:insertion>
        </text:changed-region>
        <text:changed-region xml:id="ct94173922705312" text:id="ct94173922705312">
          <text:deletion>
            <office:change-info>
              <dc:creator>D.E. Goodman-Wilson</dc:creator>
              <dc:date>2014-09-19T10:41:00</dc:date>
            </office:change-info>
            <text:p text:style-name="P26">.</text:p>
          </text:deletion>
        </text:changed-region>
        <text:changed-region xml:id="ct94173925230880" text:id="ct94173925230880">
          <text:deletion>
            <office:change-info>
              <dc:creator>Balazs Racz</dc:creator>
              <dc:date>2024-07-02T21:33:06</dc:date>
            </office:change-info>
            <text:p text:style-name="P26">.</text:p>
          </text:deletion>
          <text:insertion>
            <office:change-info>
              <dc:creator>D.E. Goodman-Wilson</dc:creator>
              <dc:date>2014-09-19T10:41:00</dc:date>
            </office:change-info>
          </text:insertion>
        </text:changed-region>
        <text:changed-region xml:id="ct94173975165472" text:id="ct94173975165472">
          <text:insertion>
            <office:change-info>
              <dc:creator>Balazs Racz</dc:creator>
              <dc:date>2024-07-03T09:05:30</dc:date>
            </office:change-info>
          </text:insertion>
        </text:changed-region>
        <text:changed-region xml:id="ct94173922700752" text:id="ct94173922700752">
          <text:insertion>
            <office:change-info>
              <dc:creator>Balazs Racz</dc:creator>
              <dc:date>2024-07-02T21:33:07</dc:date>
            </office:change-info>
          </text:insertion>
        </text:changed-region>
        <text:changed-region xml:id="ct94173925172048" text:id="ct94173925172048">
          <text:insertion>
            <office:change-info>
              <dc:creator>Balazs Racz</dc:creator>
              <dc:date>2024-07-02T21:34:50</dc:date>
            </office:change-info>
          </text:insertion>
        </text:changed-region>
        <text:changed-region xml:id="ct94173923306800" text:id="ct94173923306800">
          <text:insertion>
            <office:change-info>
              <dc:creator>Balazs Racz</dc:creator>
              <dc:date>2024-07-02T21:36:50</dc:date>
            </office:change-info>
          </text:insertion>
        </text:changed-region>
        <text:changed-region xml:id="ct94173923308032" text:id="ct94173923308032">
          <text:insertion>
            <office:change-info>
              <dc:creator>Balazs Racz</dc:creator>
              <dc:date>2024-07-02T21:39:14</dc:date>
            </office:change-info>
          </text:insertion>
        </text:changed-region>
        <text:changed-region xml:id="ct94173924910848" text:id="ct94173924910848">
          <text:insertion>
            <office:change-info>
              <dc:creator>Balazs Racz</dc:creator>
              <dc:date>2024-07-02T21:40:37</dc:date>
            </office:change-info>
          </text:insertion>
        </text:changed-region>
        <text:changed-region xml:id="ct94173924399280" text:id="ct94173924399280">
          <text:insertion>
            <office:change-info>
              <dc:creator>Balazs Racz</dc:creator>
              <dc:date>2024-07-02T21:41:51</dc:date>
            </office:change-info>
          </text:insertion>
        </text:changed-region>
        <text:changed-region xml:id="ct94173923940048" text:id="ct94173923940048">
          <text:insertion>
            <office:change-info>
              <dc:creator>Balazs Racz</dc:creator>
              <dc:date>2024-07-02T21:42:52</dc:date>
            </office:change-info>
          </text:insertion>
        </text:changed-region>
        <text:changed-region xml:id="ct94173923307536" text:id="ct94173923307536">
          <text:insertion>
            <office:change-info>
              <dc:creator>Balazs Racz</dc:creator>
              <dc:date>2024-07-02T21:55:31</dc:date>
            </office:change-info>
          </text:insertion>
        </text:changed-region>
        <text:changed-region xml:id="ct94173923210768" text:id="ct94173923210768">
          <text:insertion>
            <office:change-info>
              <dc:creator>Balazs Racz</dc:creator>
              <dc:date>2024-07-02T21:43:53</dc:date>
            </office:change-info>
          </text:insertion>
        </text:changed-region>
        <text:changed-region xml:id="ct94173923239984" text:id="ct94173923239984">
          <text:insertion>
            <office:change-info>
              <dc:creator>Balazs Racz</dc:creator>
              <dc:date>2024-07-02T21:55:47</dc:date>
            </office:change-info>
          </text:insertion>
        </text:changed-region>
        <text:changed-region xml:id="ct94173923428304" text:id="ct94173923428304">
          <text:insertion>
            <office:change-info>
              <dc:creator>Balazs Racz</dc:creator>
              <dc:date>2024-07-02T21:58:56</dc:date>
            </office:change-info>
          </text:insertion>
        </text:changed-region>
        <text:changed-region xml:id="ct94173925210192" text:id="ct94173925210192">
          <text:insertion>
            <office:change-info>
              <dc:creator>Balazs Racz</dc:creator>
              <dc:date>2024-07-02T22:16:58</dc:date>
            </office:change-info>
          </text:insertion>
        </text:changed-region>
        <text:changed-region xml:id="ct94173925232544" text:id="ct94173925232544">
          <text:insertion>
            <office:change-info>
              <dc:creator>Balazs Racz</dc:creator>
              <dc:date>2024-07-02T22:00:05</dc:date>
            </office:change-info>
          </text:insertion>
        </text:changed-region>
        <text:changed-region xml:id="ct94173923307088" text:id="ct94173923307088">
          <text:insertion>
            <office:change-info>
              <dc:creator>Balazs Racz</dc:creator>
              <dc:date>2024-07-02T22:02:19</dc:date>
            </office:change-info>
          </text:insertion>
        </text:changed-region>
        <text:changed-region xml:id="ct94173922797552" text:id="ct94173922797552">
          <text:insertion>
            <office:change-info>
              <dc:creator>Balazs Racz</dc:creator>
              <dc:date>2024-07-02T22:03:38</dc:date>
            </office:change-info>
          </text:insertion>
        </text:changed-region>
        <text:changed-region xml:id="ct94173925170384" text:id="ct94173925170384">
          <text:insertion>
            <office:change-info>
              <dc:creator>Balazs Racz</dc:creator>
              <dc:date>2024-07-02T22:06:59</dc:date>
            </office:change-info>
          </text:insertion>
        </text:changed-region>
        <text:changed-region xml:id="ct94173922791440" text:id="ct94173922791440">
          <text:insertion>
            <office:change-info>
              <dc:creator>Balazs Racz</dc:creator>
              <dc:date>2024-07-02T22:08:00</dc:date>
            </office:change-info>
          </text:insertion>
        </text:changed-region>
        <text:changed-region xml:id="ct94173923388704" text:id="ct94173923388704">
          <text:insertion>
            <office:change-info>
              <dc:creator>Balazs Racz</dc:creator>
              <dc:date>2024-07-02T22:12:04</dc:date>
            </office:change-info>
          </text:insertion>
        </text:changed-region>
        <text:changed-region xml:id="ct94173923427360" text:id="ct94173923427360">
          <text:insertion>
            <office:change-info>
              <dc:creator>Balazs Racz</dc:creator>
              <dc:date>2024-07-02T22:14:42</dc:date>
            </office:change-info>
          </text:insertion>
        </text:changed-region>
        <text:changed-region xml:id="ct94173924414064" text:id="ct94173924414064">
          <text:insertion>
            <office:change-info>
              <dc:creator>Balazs Racz</dc:creator>
              <dc:date>2024-07-02T22:17:14</dc:date>
            </office:change-info>
          </text:insertion>
        </text:changed-region>
        <text:changed-region xml:id="ct94173923222400" text:id="ct94173923222400">
          <text:insertion>
            <office:change-info>
              <dc:creator>Balazs Racz</dc:creator>
              <dc:date>2024-07-02T22:20:33</dc:date>
            </office:change-info>
          </text:insertion>
        </text:changed-region>
        <text:changed-region xml:id="ct94173922755744" text:id="ct94173922755744">
          <text:insertion>
            <office:change-info>
              <dc:creator>Balazs Racz</dc:creator>
              <dc:date>2024-07-02T22:21:35</dc:date>
            </office:change-info>
          </text:insertion>
        </text:changed-region>
        <text:changed-region xml:id="ct94173924801072" text:id="ct94173924801072">
          <text:insertion>
            <office:change-info>
              <dc:creator>Balazs Racz</dc:creator>
              <dc:date>2024-07-02T22:22:53</dc:date>
            </office:change-info>
          </text:insertion>
        </text:changed-region>
        <text:changed-region xml:id="ct94173923223040" text:id="ct94173923223040">
          <text:insertion>
            <office:change-info>
              <dc:creator>Balazs Racz</dc:creator>
              <dc:date>2024-07-02T22:24:05</dc:date>
            </office:change-info>
          </text:insertion>
        </text:changed-region>
        <text:changed-region xml:id="ct94173922790096" text:id="ct94173922790096">
          <text:insertion>
            <office:change-info>
              <dc:creator>Balazs Racz</dc:creator>
              <dc:date>2024-07-02T22:27:48</dc:date>
            </office:change-info>
          </text:insertion>
        </text:changed-region>
        <text:changed-region xml:id="ct94173923239568" text:id="ct94173923239568">
          <text:deletion>
            <office:change-info>
              <dc:creator>D.E. Goodman-Wilson</dc:creator>
              <dc:date>2014-09-19T10:46:00</dc:date>
            </office:change-info>
            <text:h text:style-name="Heading_20_1" text:outline-level="1"/>
            <text:h text:style-name="Heading_20_1" text:outline-level="1"/>
          </text:deletion>
        </text:changed-region>
        <text:changed-region xml:id="ct94173923427888" text:id="ct94173923427888">
          <text:deletion>
            <office:change-info>
              <dc:creator>D.E. Goodman-Wilson</dc:creator>
              <dc:date>2014-09-19T10:42:00</dc:date>
            </office:change-info>
            <text:h text:style-name="Heading_20_1" text:outline-level="1">Citations to other docs, as needed.</text:h>
          </text:deletion>
        </text:changed-region>
        <text:changed-region xml:id="ct94173974332896" text:id="ct94173974332896">
          <text:insertion>
            <office:change-info>
              <dc:creator>Balazs Racz</dc:creator>
              <dc:date>2024-07-03T09:23:54</dc:date>
            </office:change-info>
          </text:insertion>
        </text:changed-region>
        <text:changed-region xml:id="ct94173923303232" text:id="ct94173923303232">
          <text:deletion>
            <office:change-info>
              <dc:creator>D.E. Goodman-Wilson</dc:creator>
              <dc:date>2014-09-19T10:42:00</dc:date>
            </office:change-info>
            <text:p text:style-name="P36"/>
            <text:p text:style-name="P34"/>
          </text:deletion>
        </text:changed-region>
        <text:changed-region xml:id="ct94173984466848" text:id="ct94173984466848">
          <text:insertion>
            <office:change-info>
              <dc:creator>Balazs Racz</dc:creator>
              <dc:date>2024-07-03T09:24:51</dc:date>
            </office:change-info>
          </text:insertion>
        </text:changed-region>
        <text:changed-region xml:id="ct94173991890544" text:id="ct94173991890544">
          <text:insertion>
            <office:change-info>
              <dc:creator>Balazs Racz</dc:creator>
              <dc:date>2024-07-03T09:29:22</dc:date>
            </office:change-info>
          </text:insertion>
        </text:changed-region>
        <text:changed-region xml:id="ct94174051873232" text:id="ct94174051873232">
          <text:insertion>
            <office:change-info>
              <dc:creator>Balazs Racz</dc:creator>
              <dc:date>2024-07-03T09:32:23</dc:date>
            </office:change-info>
          </text:insertion>
        </text:changed-region>
        <text:changed-region xml:id="ct94173923940464" text:id="ct94173923940464">
          <text:insertion>
            <office:change-info>
              <dc:creator>D.E. Goodman-Wilson</dc:creator>
              <dc:date>2014-09-19T10:43:00</dc:date>
            </office:change-info>
          </text:insertion>
        </text:changed-region>
        <text:changed-region xml:id="ct94174047453168" text:id="ct94174047453168">
          <text:insertion>
            <office:change-info>
              <dc:creator>Balazs Racz</dc:creator>
              <dc:date>2024-07-03T09:35:52</dc:date>
            </office:change-info>
          </text:insertion>
        </text:changed-region>
        <text:changed-region xml:id="ct94173937278688" text:id="ct94173937278688">
          <text:insertion>
            <office:change-info>
              <dc:creator>Balazs Racz</dc:creator>
              <dc:date>2024-07-03T09:39:13</dc:date>
            </office:change-info>
          </text:insertion>
        </text:changed-region>
        <text:changed-region xml:id="ct94174109624176" text:id="ct94174109624176">
          <text:insertion>
            <office:change-info>
              <dc:creator>Balazs Racz</dc:creator>
              <dc:date>2024-07-03T09:41:49</dc:date>
            </office:change-info>
          </text:insertion>
        </text:changed-region>
        <text:changed-region xml:id="ct94173930460576" text:id="ct94173930460576">
          <text:insertion>
            <office:change-info>
              <dc:creator>D.E. Goodman-Wilson</dc:creator>
              <dc:date>2014-09-19T10:43:00</dc:date>
            </office:change-info>
          </text:insertion>
        </text:changed-region>
        <text:changed-region xml:id="ct94174134915584" text:id="ct94174134915584">
          <text:insertion>
            <office:change-info>
              <dc:creator>Balazs Racz</dc:creator>
              <dc:date>2024-07-03T09:42:39</dc:date>
            </office:change-info>
          </text:insertion>
        </text:changed-region>
        <text:changed-region xml:id="ct94173933260240" text:id="ct94173933260240">
          <text:deletion>
            <office:change-info>
              <dc:creator>Balazs Racz</dc:creator>
              <dc:date>2024-07-03T23:15:06</dc:date>
            </office:change-info>
            <text:h text:style-name="Heading_20_2" text:outline-level="2" text:is-list-header="true">Use of XML</text:h>
          </text:deletion>
          <text:insertion>
            <office:change-info>
              <dc:creator>D.E. Goodman-Wilson</dc:creator>
              <dc:date>2014-09-19T10:43:00</dc:date>
            </office:change-info>
          </text:insertion>
        </text:changed-region>
        <text:changed-region xml:id="ct94173958582992" text:id="ct94173958582992">
          <text:insertion>
            <office:change-info>
              <dc:creator>Balazs Racz</dc:creator>
              <dc:date>2024-07-03T23:15:28</dc:date>
            </office:change-info>
          </text:insertion>
        </text:changed-region>
        <text:changed-region xml:id="ct94173989885648" text:id="ct94173989885648">
          <text:insertion>
            <office:change-info>
              <dc:creator>D.E. Goodman-Wilson</dc:creator>
              <dc:date>2014-09-19T10:43:00</dc:date>
            </office:change-info>
          </text:insertion>
        </text:changed-region>
        <text:changed-region xml:id="ct94173924800576" text:id="ct94173924800576">
          <text:deletion>
            <office:change-info>
              <dc:creator>Jim Kueneman</dc:creator>
              <dc:date>2014-11-09T14:54:00</dc:date>
            </office:change-info>
            <text:h text:style-name="Heading_20_2" text:outline-level="2">C</text:h>
          </text:deletion>
        </text:changed-region>
        <text:changed-region xml:id="ct94173922757520" text:id="ct94173922757520">
          <text:insertion>
            <office:change-info>
              <dc:creator>Jim Kueneman</dc:creator>
              <dc:date>2014-11-09T14:54:00</dc:date>
            </office:change-info>
          </text:insertion>
        </text:changed-region>
        <text:changed-region xml:id="ct94173925189680" text:id="ct94173925189680">
          <text:insertion>
            <office:change-info>
              <dc:creator>D.E. Goodman-Wilson</dc:creator>
              <dc:date>2014-09-19T10:43:00</dc:date>
            </office:change-info>
          </text:insertion>
        </text:changed-region>
        <text:changed-region xml:id="ct94174056450160" text:id="ct94174056450160">
          <text:deletion>
            <office:change-info>
              <dc:creator>Balazs Racz</dc:creator>
              <dc:date>2024-07-03T23:15:12</dc:date>
            </office:change-info>
            <text:h text:style-name="Heading_20_2" text:outline-level="2"/>
            <text:h text:style-name="Heading_20_2" text:outline-level="2" text:is-list-header="true">Other stuff</text:h>
          </text:deletion>
          <text:insertion>
            <office:change-info>
              <dc:creator>D.E. Goodman-Wilson</dc:creator>
              <dc:date>2014-09-19T10:43:00</dc:date>
            </office:change-info>
          </text:insertion>
        </text:changed-region>
        <text:changed-region xml:id="ct94174051315392" text:id="ct94174051315392">
          <text:insertion>
            <office:change-info>
              <dc:creator>D.E. Goodman-Wilson</dc:creator>
              <dc:date>2014-09-19T10:43:00</dc:date>
            </office:change-info>
          </text:insertion>
        </text:changed-region>
        <text:changed-region xml:id="ct94173924409744" text:id="ct94173924409744">
          <text:insertion>
            <office:change-info>
              <dc:creator>Bob Jacobsen</dc:creator>
              <dc:date>2013-05-04T17:30:00</dc:date>
            </office:change-info>
          </text:insertion>
        </text:changed-region>
        <text:changed-region xml:id="ct94173925189968" text:id="ct94173925189968">
          <text:deletion>
            <office:change-info>
              <dc:creator>Jim Kueneman</dc:creator>
              <dc:date>2014-11-09T14:54:00</dc:date>
            </office:change-info>
            <text:p text:style-name="Standard">C</text:p>
          </text:deletion>
        </text:changed-region>
        <text:changed-region xml:id="ct94173925190256" text:id="ct94173925190256">
          <text:insertion>
            <office:change-info>
              <dc:creator>Jim Kueneman</dc:creator>
              <dc:date>2014-11-09T14:55:00</dc:date>
            </office:change-info>
          </text:insertion>
        </text:changed-region>
        <text:changed-region xml:id="ct94173925190544" text:id="ct94173925190544">
          <text:insertion>
            <office:change-info>
              <dc:creator>Bob Jacobsen</dc:creator>
              <dc:date>2013-05-04T17:30:00</dc:date>
            </office:change-info>
          </text:insertion>
        </text:changed-region>
        <text:changed-region xml:id="ct94173925190832" text:id="ct94173925190832">
          <text:insertion>
            <office:change-info>
              <dc:creator>Jim Kueneman</dc:creator>
              <dc:date>2014-11-09T14:55:00</dc:date>
            </office:change-info>
          </text:insertion>
        </text:changed-region>
        <text:changed-region xml:id="ct94173925191120" text:id="ct94173925191120">
          <text:insertion>
            <office:change-info>
              <dc:creator>Bob Jacobsen</dc:creator>
              <dc:date>2013-05-04T17:31:00</dc:date>
            </office:change-info>
          </text:insertion>
        </text:changed-region>
        <text:changed-region xml:id="ct94173923458144" text:id="ct94173923458144">
          <text:deletion>
            <office:change-info>
              <dc:creator>Jim Kueneman</dc:creator>
              <dc:date>2014-11-09T14:55:00</dc:date>
            </office:change-info>
            <text:p text:style-name="P7"><text:s/>(Xinclude, schema default values, <text:span text:style-name="T5">…</text:span>) shall not be assumed to be present.</text:p>
            <text:p text:style-name="P7">Because the using node may not have external connections, XML features requiring those</text:p>
            <text:p text:style-name="P7">Nodes that use the 'mask' attribute in their CDI must properly implement the write-under-mask operation in their memory configuration protocol support.with legacy equipment only. <text:s/>New OpenLCB implementations should not use it. <text:s/>Instead, they should lay out their configuration variables are processed as if they each had their own addressable location. <text:s/>(How they are actually stored in memory is not specified.)</text:p>
            <text:p text:style-name="P7"/>
            <text:p text:style-name="P7">OpenLCB nodes. <text:s/>Providing optional coding, such as hexadecimal numbers, makes those nodes more complex.</text:p>
            <text:p text:style-name="P7"/>
            <text:p text:style-name="P7">The 'mask' attribute is for use . Although it may have made the CDI easier for people to read, the XML is primarily intended for consumption by Numbers for segments, offsets, etc must be specified as decimal numbers. <text:s/>Hexadecimal notation (0x1234) is not permitted</text:p>
            <text:p text:style-name="P7"/>
            <text:p text:style-name="P7"/>
            <text:p text:style-name="P7"/>
            <text:p text:style-name="P7">The schema at prototypes/xml/schema (better location?) is really the normative thing, because that's what we check.</text:p>
            <text:p text:style-name="P7">But we add the &lt;acdi&gt; element to it, so the document isn't really complete; “Other protocols may add, but not remove, elements and attributes”? <text:s/>Remove constraints? How does extensibility work he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troduction (Informative)</text:h>
      <text:p text:style-name="P10"><text:change text:change-id="ct94173925242592"/><text:change-start text:change-id="ct94173922700176"/>This document defines a standard for the storage of static information that describe<text:change-end text:change-id="ct94173922700176"/><text:change text:change-id="ct94173925166912"/><text:change-start text:change-id="ct94173925173248"/><text:span text:style-name="T20">s</text:span><text:change-end text:change-id="ct94173925173248"/><text:change-start text:change-id="ct94173923943808"/> the<text:change-end text:change-id="ct94173923943808"/><text:change-start text:change-id="ct94173922809312"/> <text:change-end text:change-id="ct94173922809312"/><text:change-start text:change-id="ct94173922879680"/><text:span text:style-name="T20">user interface options for controlling available </text:span><text:change-end text:change-id="ct94173922879680"/><text:change-start text:change-id="ct94173922460208"/>function<text:change-end text:change-id="ct94173922460208"/><text:change text:change-id="ct94173922460496"/><text:change-start text:change-id="ct94173922460960"/><text:span text:style-name="T20">s </text:span><text:change-end text:change-id="ct94173922460960"/><text:change-start text:change-id="ct94173923169360"/>on an OpenLCB <text:change-end text:change-id="ct94173923169360"/><text:change-start text:change-id="ct94173923384224"/><text:span text:style-name="T20">Train Node</text:span><text:change-end text:change-id="ct94173923384224"/><text:change text:change-id="ct94173923384720"/><text:change-start text:change-id="ct94173925212864"/>, called “<text:change-end text:change-id="ct94173925212864"/><text:change text:change-id="ct94173925213152"/><text:change-start text:change-id="ct94173925213440"/>Function<text:change-end text:change-id="ct94173925213440"/><text:change-start text:change-id="ct94173923942160"/> Description Information (<text:change-end text:change-id="ct94173923942160"/><text:change text:change-id="ct94173923942528"/><text:change-start text:change-id="ct94173923942816"/>F<text:change-end text:change-id="ct94173923942816"/><text:change-start text:change-id="ct94173925216240"/>DI)”<text:change-end text:change-id="ct94173925216240"/><text:change-start text:change-id="ct94173925003824"/>.</text:p>
      <text:p text:style-name="P11"><text:span text:style-name="T21">The format is XML-based in order to allow reasonable extensibility, while enabling </text:span><text:span text:style-name="T7">programmatic</text:span><text:span text:style-name="T21"> generation and parsing of the structured information. This XML document is specific to the particular Train, and is exposed at the Memory Space 0xFA. Throttle Nodes </text:span><text:span text:style-name="T20">retrieve </text:span><text:span text:style-name="T21">this data from the Train Node using the Memory Configuration Protocol.</text:span><text:change-end text:change-id="ct94173925003824"/><text:change-start text:change-id="ct94173925171600"/></text:p>
      <text:p text:style-name="P23"><text:change-end text:change-id="ct94173925171600"/><text:change-start text:change-id="ct94173925202160"/>This concept and interaction is using the same pattern and similar format as the Configuration Description Information, purposefully, with the expectation that OpenLCB devices will be able to share the software implementation between these two use-cases.<text:change-end text:change-id="ct94173925202160"/><text:change text:change-id="ct94173925221984"/><text:change text:change-id="ct94173923214368"/><text:change text:change-id="ct94173923213824"/></text:p>
      <text:h text:style-name="Heading_20_1" text:outline-level="1">Intended Use (Informative)</text:h>
      <text:p text:style-name="P26"><text:change text:change-id="ct94173922699120"/><text:change text:change-id="ct94173923215184"/><text:change text:change-id="ct94173922705312"/><text:change text:change-id="ct94173925230880"/><text:change-start text:change-id="ct94173975165472"/><text:span text:style-name="T28">The Throttle Node downloads the FDI content from the Train Node using the Memory Configuraiton Protocol after the user selected the given train. The XML is exposed at a fixed Memory Space number (0xFA). The throttle parses the XML and uses the information therein to configure the function buttons</text:span><text:span text:style-name="T8">’ behavior</text:span><text:span text:style-name="T28"> and/or the display items shown to the user.</text:span></text:p>
      <text:p text:style-name="P29">The information presented is the list of available function numbers, the type of the function button (toggle, momentary or analog function) and for analog functions the available range of values that are valid.</text:p>
      <text:p text:style-name="P26"><text:span text:style-name="T28">If the </text:span><text:span text:style-name="T8">throttle</text:span><text:span text:style-name="T28"> has fixed marked buttons (e.g. a button labeled Horn/Whistle), it will have to assign a varying function number to </text:span><text:span text:style-name="T29">these</text:span><text:span text:style-name="T28"> button</text:span><text:span text:style-name="T29">s</text:span><text:span text:style-name="T28">, by finding which function number belongs to the given behavior.</text:span></text:p>
      <text:p text:style-name="P27">OpenLCB connected native Train Nodes built into specific models may ship a fixed constant FDI XML, as it will describe the behavior of the functions as implemented by the hardware and software. Flexible / configurable OpenLCB decoders may have to provide a mechanism to update the FDI XML if their function numbers can be reconfigured. DCC Command Stations that provide Virtual Train Nodes for OpenLCB throttles may either provide a generic fixed FDI (e.g. listing Headlight, Bell, Horn, F3..F28), or <text:span text:style-name="T29">may </text:span>have a Roster configuration storage, where the user can store a per-DCC-address mapping of functions to behaviors. In this case the Command Station generates the FDI XML on-the-fly based on the DCC address that is being controlled from the throttle. For an MFX/M4 decoder, or a DCC decoder supporting DCC-A, RailComPlus, or the appropriate standardized RailCom data pages, the function mapping can be <text:soft-page-break/>read out from the locomotive directly using the track protocol, <text:span text:style-name="T29">and this information can be used to generate the FDI XML on-the-fly.</text:span></text:p>
      <text:p text:style-name="P32"><text:span text:style-name="T17">T</text:span><text:span text:style-name="T16">he FDI provides a read-only interaction of the function metadata. There is no provision in this Standard on how to modify the function metadata. For modification, the regular configuration standards and protocols are recommended.</text:span></text:p>
      <text:p text:style-name="P49">TODO: move all of the text below to the TN. This is background information really.</text:p>
      <text:p text:style-name="P26"><text:change-end text:change-id="ct94173975165472"/><text:change-start text:change-id="ct94173922700752"/><text:span text:style-name="T22">The most important use-case of operating a model train is controlling speed and functions. </text:span><text:change-end text:change-id="ct94173922700752"/><text:change-start text:change-id="ct94173925172048"/><text:span text:style-name="T22">The protocol for these are defined in the OpenLCB Train Control protocol Standard. The user typically uses a Throttle for performing these operations, either as a special-purpose hardware device, or as a software function on a generic computing device.</text:span></text:p>
      <text:p text:style-name="P12"><text:span text:style-name="T22">While the semantic meaning of speed control is very well defined</text:span><text:change-end text:change-id="ct94173925172048"/><text:change-start text:change-id="ct94173923306800"/><text:span text:style-name="T22">, the meaning of functions is left very vague by the OpenLCB standard, just like other standards of the industry; a function is some form of remote controlled feature of the train (or locomotive). </text:span><text:change-end text:change-id="ct94173923306800"/><text:change-start text:change-id="ct94173923308032"/><text:span text:style-name="T22">This vague definition is intentional, as manufactur</text:span><text:change-end text:change-id="ct94173923308032"/><text:change-start text:change-id="ct94173924910848"/><text:span text:style-name="T22">ers have come up with new and innovative ideas on what kind of additional </text:span><text:change-end text:change-id="ct94173924910848"/><text:change-start text:change-id="ct94173924399280"/><text:span text:style-name="T22">features they want to add to their models, and the typical way to operate these features is using the function abstraction.</text:span><text:change-end text:change-id="ct94173924399280"/><text:change-start text:change-id="ct94173923940048"/></text:p>
      <text:p text:style-name="P13">Typical functions are lighting functions (like headlights, tail lights, class marker lights, etc.), motor control functions (momentum, braking<text:change-end text:change-id="ct94173923940048"/><text:change-start text:change-id="ct94173923307536"/>, <text:span text:style-name="T23">etc.</text:span><text:change-end text:change-id="ct94173923307536"/><text:change-start text:change-id="ct94173923210768"/>), sound functions (horn, bell, <text:span text:style-name="T23">whistle, </text:span>engine sounds, <text:span text:style-name="T23">compressor, etc.) and a variety of other functions, such as </text:span><text:span text:style-name="T24">a smoke unit, </text:span><text:span text:style-name="T23">raising and lowering a pantograph or operating a locomotive-mounted remote uncoupler.</text:span> <text:change-end text:change-id="ct94173923210768"/><text:change-start text:change-id="ct94173923239984"/><text:span text:style-name="T23">There is no definitive list of all possible functions, </text:span><text:change-end text:change-id="ct94173923239984"/><text:change-start text:change-id="ct94173923428304"/><text:span text:style-name="T24">the TN-218 document by RailCommunity lists over 120 different types.</text:span></text:p>
      <text:p text:style-name="P14"><text:change-end text:change-id="ct94173923428304"/><text:change-start text:change-id="ct94173925210192"/><text:span text:style-name="T27">Not only is</text:span><text:change-end text:change-id="ct94173925210192"/><text:change-start text:change-id="ct94173925232544"/> the list of possibilities is very large, one specific model alone can carry dozens of different <text:s/><text:change-end text:change-id="ct94173925232544"/><text:change-start text:change-id="ct94173923307088"/>functions. Users have to activate these typically by their function number, for example using a numeric keypad. <text:change-end text:change-id="ct94173923307088"/><text:change-start text:change-id="ct94173922797552"/>This is easy to operate, provided that the user has memorized<text:span text:style-name="T25"> </text:span><text:span text:style-name="T26">which function number does what on that specific locomotive. </text:span><text:change-end text:change-id="ct94173922797552"/><text:change-start text:change-id="ct94173925170384"/><text:span text:style-name="T26">With dozens </text:span><text:span text:style-name="T16">of functions per locomotive and up to hundreds of locomotives on a big layout, this is no easy task. As such, it is an important use-case for the Throttle to display a user interface that </text:span><text:change-end text:change-id="ct94173925170384"/><text:change-start text:change-id="ct94173922791440"/><text:span text:style-name="T16">provides information to the user about what function numbers are available, and which numbers perform what on the train.</text:span><text:change-end text:change-id="ct94173922791440"/><text:change-start text:change-id="ct94173923388704"/></text:p>
      <text:p text:style-name="P15"><text:span text:style-name="T16">The Function Description Information (FDI) provides exactly this metadata for the throttle</text:span><text:change-end text:change-id="ct94173923388704"/><text:change-start text:change-id="ct94173923427360"/><text:span text:style-name="T16">: the list of functions, for each function what number it is accessible as, </text:span><text:change-end text:change-id="ct94173923427360"/><text:change-start text:change-id="ct94173924414064"/><text:span text:style-name="T16">and a textual description on what the given function does.</text:span><text:change-end text:change-id="ct94173924414064"/><text:change-start text:change-id="ct94173923222400"/></text:p>
      <text:p text:style-name="P15"><text:span text:style-name="T16">In addition to the description for the user, the throttle user interface needs some additional metadata to determine how theparticular function button should behave.</text:span><text:change-end text:change-id="ct94173923222400"/><text:change-start text:change-id="ct94173922755744"/><text:span text:style-name="T16"> There are two common behaviors for on/off functions:</text:span><text:span text:style-name="T18"> </text:span><text:span text:style-name="T19">momentary</text:span><text:span text:style-name="T17"> functions are turned on while the user is holding the b</text:span><text:change-end text:change-id="ct94173922755744"/><text:change-start text:change-id="ct94173924801072"/><text:span text:style-name="T17">utton, and turned off upon release.</text:span><text:span text:style-name="T19"> Toggle</text:span><text:span text:style-name="T17"> (or binary) functions are turned on with a press of the button, then they stay on after release, until the user presses the button again.</text:span><text:change-end text:change-id="ct94173924801072"/><text:change-start text:change-id="ct94173923223040"/><text:span text:style-name="T17"> A typical momentary function is horn, a typical toggle function is headlight.</text:span><text:change-end text:change-id="ct94173923223040"/><text:change-start text:change-id="ct94173922790096"/><text:span text:style-name="T17"> This is purely a behavior of the user interface, as the underlying protocol for turning the function on and off is the same for both cases.</text:span><text:change-end text:change-id="ct94173922790096"/></text:p>
      <text:h text:style-name="Heading_20_1" text:outline-level="1"><text:soft-page-break/>References and Context (Normative)<text:change text:change-id="ct94173923239568"/><text:change text:change-id="ct94173923427888"/></text:h>
      <text:p text:style-name="Standard">For more information on format and presentation, see: </text:p>
      <text:list text:style-name="L1">
        <text:list-item>
          <text:p text:style-name="P24">OpenLCB Common Information Technical Note<text:change-start text:change-id="ct94173974332896"/></text:p>
        </text:list-item>
      </text:list>
      <text:p text:style-name="P36"><text:change-end text:change-id="ct94173974332896"/><text:change text:change-id="ct94173923303232"/><text:change-start text:change-id="ct94173984466848"/><text:span text:style-name="T31">For information on how to fetch the </text:span><text:span text:style-name="T30">F</text:span><text:span text:style-name="T31">DI information from a node, see:</text:span></text:p>
      <text:list text:style-name="L2">
        <text:list-item>
          <text:p text:style-name="P33">OpenLCB Memory Configuration Protocol Standard</text:p>
        </text:list-item>
      </text:list>
      <text:p text:style-name="P31">For information on how to control the <text:change-end text:change-id="ct94173984466848"/><text:change-start text:change-id="ct94173991890544"/>functions, see</text:p>
      <text:list text:continue-numbering="true" text:style-name="L2">
        <text:list-item>
          <text:p text:style-name="P33">OpenLCB <text:span text:style-name="T30">Train</text:span> Con<text:span text:style-name="T30">trol</text:span> Protocol Standard</text:p>
        </text:list-item>
      </text:list>
      <text:p text:style-name="P36">For information on XML encoding and XML Schema, see:</text:p>
      <text:list text:style-name="L3">
        <text:list-item>
          <text:p text:style-name="P35">World Wide Web Consortium (W3C) “Extensible Markup Language (XML)”<text:note text:id="ftn1" text:note-class="footnote"><text:note-citation>1</text:note-citation><text:note-body><text:p text:style-name="Endnote">http://www.w3.org/XML/</text:p></text:note-body></text:note></text:p>
        </text:list-item>
        <text:list-item>
          <text:p text:style-name="P35">World Wide Web Consortium (W3C) “XML Schema”<text:note text:id="ftn2" text:note-class="footnote"><text:note-citation>2</text:note-citation><text:note-body><text:p text:style-name="Endnote">http://www.w3.org/XML/Schema</text:p></text:note-body></text:note><text:change-end text:change-id="ct94173991890544"/></text:p>
        </text:list-item>
      </text:list>
      <text:h text:style-name="P19" text:outline-level="1"><text:change-start text:change-id="ct94174051873232"/>Content (normative)</text:h>
      <text:p text:style-name="P37">The <text:span text:style-name="T32">function</text:span> description information <text:span text:style-name="T6">for a</text:span> node is invariant while the node has any OpenLCB connections in the Initialized state.</text:p>
      <text:h text:style-name="Heading_20_1" text:outline-level="1"><text:change-end text:change-id="ct94174051873232"/><text:change-start text:change-id="ct94173923940464"/>Format (normative)<text:change-end text:change-id="ct94173923940464"/><text:change-start text:change-id="ct94174047453168"/></text:h>
      <text:p text:style-name="P37">The CDI is provided as a zero-terminated string of bytes. The bytes encode UTF-8 characters. There is no byte-order mark (BOM) at <text:span text:style-name="T6">the</text:span> start of the string. Lines in the string are delimited with 0x<text:span text:style-name="T33">0</text:span><text:span text:style-name="T9">A</text:span> Newline (NL) characters.</text:p>
      <text:p text:style-name="P37">The content defines the configuration description information in XML 1.0 format using a specific XML vocabulary defined by an XML Schema. No extensions to XML 1.0 are permitted.<text:change-end text:change-id="ct94174047453168"/><text:change-start text:change-id="ct94173937278688"/></text:p>
      <text:p text:style-name="P39">This version of <text:span text:style-name="T6">this Standard specifies version </text:span><text:span text:style-name="T10">1.</text:span><text:span text:style-name="T14">0</text:span><text:span text:style-name="T6"> of the schema. <text:s/>That version of the schema is defined at </text:span><text:a xlink:type="simple" xlink:href="https://openlcb.org/schema/fdi/1/0/fdi.xsd" text:style-name="Internet_20_link" text:visited-style-name="Visited_20_Internet_20_Link">https://openlcb.org/schema/fdi/1/0/fdi.xsd</text:a><text:span text:style-name="T6"> and in Appendix A of this document. </text:span><text:span text:style-name="T11">The </text:span><text:span text:style-name="T14">F</text:span><text:span text:style-name="T11">DI content shall pass validation against </text:span><text:span text:style-name="T12">its</text:span><text:span text:style-name="T11"> </text:span><text:span text:style-name="T12">referenced</text:span><text:span text:style-name="T11"> schema. Nodes are not required to </text:span><text:span text:style-name="T13">do the validation</text:span><text:span text:style-name="T11">.</text:span></text:p>
      <text:p text:style-name="P38">The version number of an OpenLCB <text:span text:style-name="T34">F</text:span>DI schema contains two numbers: The major version first, and the minor version second.<text:change-end text:change-id="ct94173937278688"/><text:change-start text:change-id="ct94174109624176"/></text:p>
      <text:p text:style-name="P39">The first line of the <text:span text:style-name="T34">F</text:span>DI is:</text:p>
      <text:p text:style-name="P40"><text:span text:style-name="Teletype"><text:span text:style-name="T36">&lt;?xml version="1.0"?&gt;</text:span></text:span></text:p>
      <text:p text:style-name="P39">to define the XML version of <text:span text:style-name="T6">the</text:span> content.</text:p>
      <text:p text:style-name="P39">The root element of the <text:span text:style-name="T34">F</text:span>DI XML is:</text:p>
      <text:p text:style-name="P39"><text:span text:style-name="Teletype"><text:span text:style-name="T36">&lt;</text:span></text:span><text:span text:style-name="Teletype"><text:span text:style-name="T37">f</text:span></text:span><text:span text:style-name="Teletype"><text:span text:style-name="T36">di xmlns:xsi="http://www.w3.org/2001/XMLSchema-instance" <text:tab/>xsi:noNamespaceSchemaLocation="https://openlcb.org/schema/fdi/1/0/fdi.xsd"&gt;</text:span></text:span></text:p>
      <text:p text:style-name="P41"><text:soft-page-break/>to define the OpenLCB <text:span text:style-name="T34">F</text:span>DI version of the content.</text:p>
      <text:p text:style-name="P42">The schema contents are normative.</text:p>
      <text:p text:style-name="P38">Numerical values in attributes and element text shall be specified as decimal numbers. <text:span text:style-name="T35">OpenLCB nodes are not required to parse any other numeric format.</text:span><text:change-end text:change-id="ct94174109624176"/><text:change-start text:change-id="ct94173930460576"/></text:p>
      <text:h text:style-name="P20" text:outline-level="2"><text:change-end text:change-id="ct94173930460576"/><text:change-start text:change-id="ct94174134915584"/>XML Elements</text:h>
      <text:h text:style-name="P21" text:outline-level="3"><text:bookmark-start text:name="__RefHeading___Toc1609_765285946"/>&lt;segment&gt; Element<text:bookmark-end text:name="__RefHeading___Toc1609_765285946"/></text:h>
      <text:p text:style-name="P39">A &lt;segment&gt; element defines the value of <text:span text:style-name="T34">a</text:span><text:span text:style-name="T39"> memory s</text:span>pace <text:span text:style-name="T41">in the attribute `space'. </text:span><text:span text:style-name="T42">Alternative memory spaces beyond the Function Space (0x</text:span><text:span text:style-name="T43">F9) </text:span><text:span text:style-name="T42">are not currently defined </text:span><text:span text:style-name="T43">for use with Functions</text:span><text:span text:style-name="T42">.</text:span></text:p>
      <text:p text:style-name="P43">A &lt;segment&gt; element <text:span text:style-name="T43">shall</text:span> contain an optional user-readable name and <text:span text:style-name="T38">optional </text:span>description tags, and a sequence of zero or more <text:span text:style-name="T43">group or function elements</text:span>. <text:span text:style-name="T40">The user-readable name and description are intended as hints for optional UI display by </text:span><text:span text:style-name="T43">throttles</text:span><text:span text:style-name="T40">.</text:span></text:p>
      <text:h text:style-name="P22" text:outline-level="3"><text:bookmark-start text:name="__RefHeading___Toc1609_765285946 Copy 1"/>&lt;<text:span text:style-name="T43">group</text:span>&gt; Element<text:bookmark-end text:name="__RefHeading___Toc1609_765285946 Copy 1"/></text:h>
      <text:p text:style-name="P45"><text:span text:style-name="T43">The</text:span> &lt;<text:span text:style-name="T43">group</text:span>&gt; element <text:span text:style-name="T43">allows logical grouping of functions, providing common documentation for them.</text:span></text:p>
      <text:p text:style-name="P44">A &lt;<text:span text:style-name="T43">group</text:span>&gt; element <text:span text:style-name="T43">shall </text:span>contain an optional user-readable name and <text:span text:style-name="T38">optional </text:span>description tags, and a sequence of zero or more <text:span text:style-name="T43">group or function elements</text:span>. <text:span text:style-name="T40">The user-readable name and description are intended as hints for optional UI display by </text:span><text:span text:style-name="T43">throttles</text:span><text:span text:style-name="T40">.</text:span></text:p>
      <text:h text:style-name="P22" text:outline-level="3"><text:bookmark-start text:name="__RefHeading___Toc1609_765285946 Copy 1 Copy 1"/>&lt;<text:span text:style-name="T43">function</text:span>&gt; Element<text:bookmark-end text:name="__RefHeading___Toc1609_765285946 Copy 1 Copy 1"/></text:h>
      <text:p text:style-name="P45"><text:span text:style-name="T43">The</text:span> &lt;<text:span text:style-name="T43">function</text:span>&gt; element <text:span text:style-name="T43">describes the metadata of one function.</text:span></text:p>
      <text:p text:style-name="P46">The <text:span text:style-name="T6">‘</text:span>size<text:span text:style-name="T6">’</text:span> attribute is currently reserved, and if specified, shall carry a value of 1.</text:p>
      <text:p text:style-name="P46">The <text:span text:style-name="T6">‘kind’ attribute specifies the behavior of the function </text:span><text:span text:style-name="T15">button, with the following allowed values:</text:span></text:p>
      <text:list text:style-name="L4">
        <text:list-item>
          <text:p text:style-name="P47"><text:span text:style-name="T15">‘binary’ (default) an on-off function with a toggle button behavior</text:span></text:p>
        </text:list-item>
        <text:list-item>
          <text:p text:style-name="P47"><text:span text:style-name="T15">‘momentary’ defines an on-off function with a momentary button behavior</text:span></text:p>
        </text:list-item>
        <text:list-item>
          <text:p text:style-name="P47"><text:span text:style-name="T15">‘analog’ defines an analog function with integer values accepted between the &lt;min&gt; and &lt;max&gt; sub-element (inclusive).</text:span></text:p>
        </text:list-item>
      </text:list>
      <text:p text:style-name="P48"><text:span text:style-name="T15">T</text:span><text:span text:style-name="T6">he &lt;function&gt; element shall contain a &lt;number&gt; element with a decimal integer as contents, which specifies the function number defined.</text:span></text:p>
      <text:h text:style-name="Heading_20_2" text:outline-level="2" text:is-list-header="true"><text:change-end text:change-id="ct94174134915584"/><text:change text:change-id="ct94173933260240"/><text:change-start text:change-id="ct94173958582992"/></text:h>
      <text:p text:style-name="P50">========= below here is <text:span text:style-name="T44">old stuff that needs to be reviewed</text:span></text:p>
      <text:p text:style-name="Standard"><text:change-end text:change-id="ct94173958582992"/><text:change-start text:change-id="ct94173989885648"/></text:p>
      <text:h text:style-name="Heading_20_2" text:outline-level="2"><text:change-end text:change-id="ct94173989885648"/><text:change text:change-id="ct94173924800576"/><text:change-start text:change-id="ct94173922757520"/>F<text:change-end text:change-id="ct94173922757520"/><text:change-start text:change-id="ct94173925189680"/>DI is constant<text:change-end text:change-id="ct94173925189680"/><text:change text:change-id="ct94174056450160"/><text:change-start text:change-id="ct94174051315392"/></text:h>
      <text:p text:style-name="Standard"><text:change-end text:change-id="ct94174051315392"/><text:change-start text:change-id="ct94173924409744"/>The <text:change-end text:change-id="ct94173924409744"/><text:change text:change-id="ct94173925189968"/><text:change-start text:change-id="ct94173925190256"/>F<text:change-end text:change-id="ct94173925190256"/><text:change-start text:change-id="ct94173925190544"/>DI information shall be constant. <text:s/>A node may not change it after any part of it has been retrieved and before the next transition of the node away from the Initialized state. <text:s/>(The transition back to Initialized st<text:change-end text:change-id="ct94173925190544"/><text:change-start text:change-id="ct94173925190832"/>a<text:change-end text:change-id="ct94173925190832"/><text:change-start text:change-id="ct94173925191120"/>te tells other nodes to flush their caches and pick up any changed content)<text:change-end text:change-id="ct94173925191120"/></text:p>
      <text:h text:style-name="Heading_20_1" text:outline-level="1"><text:soft-page-break/>Stuff to be merged into the above (or the TN)</text:h>
      <text:p text:style-name="Standard"/>
      <text:p text:style-name="Standard">The first byte is used to distinguish the coding.</text:p>
      <text:p text:style-name="Standard">“&lt;” (which is part of the XML “&lt;?xml version='1.0'?&gt;” definition): Uncoded characters</text:p>
      <text:p text:style-name="P7">UTF BOM: Various UniCode forms</text:p>
      <text:p text:style-name="P7">0x01 – tag for compressed. <text:s/>One format defined for total start string of 0x0101. (If you want to use another format, decompress on board)</text:p>
      <text:p text:style-name="P7">(can't use 0x00 as lead, since that's the end-of-string indication)<text:change text:change-id="ct9417392345814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Introduction (Informative)<text:tab/>1</text:p>
          <text:p text:style-name="P9"><text:s/>2 Intended Use (Informative)<text:tab/>1</text:p>
          <text:p text:style-name="P9"><text:s/>3 References and Context (Normative)<text:tab/>1</text:p>
          <text:p text:style-name="P9"><text:s/>4 Stuff to be merged into the above (or the TN)<text:tab/>1</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0e26f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e26ff"/>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Standard</text:p>
      </style:header>
      <style:footer>
        <text:tracked-changes>
          <text:changed-region xml:id="ct94173924979408" text:id="ct94173924979408">
            <text:deletion>
              <office:change-info>
                <dc:creator>Alex Shepherd</dc:creator>
                <dc:date>2021-05-01T00:28:2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span text:style-name="Page_20_Number"><text:span text:style-name="MT2"><text:date style:data-style-name="N40" text:date-value="2024-07-03T23:15:54.623062326">Jul 3, 2024</text:date></text:span></text:span></text:p>
            </text:deletion>
          </text:changed-region>
          <text:changed-region xml:id="ct94173924969392" text:id="ct94173924969392">
            <text:insertion>
              <office:change-info>
                <dc:creator>Alex Shepherd</dc:creator>
                <dc:date>2021-05-01T00:41:57</dc:date>
              </office:change-info>
            </text:insertion>
          </text:changed-region>
          <text:changed-region xml:id="ct94173924959376" text:id="ct94173924959376">
            <text:insertion>
              <office:change-info>
                <dc:creator>Balazs Racz</dc:creator>
                <dc:date>2024-07-02T21:11:10</dc:date>
              </office:change-info>
            </text:insertion>
          </text:changed-region>
          <text:changed-region xml:id="ct94173924901584" text:id="ct94173924901584">
            <text:deletion>
              <office:change-info>
                <dc:creator>Balazs Racz</dc:creator>
                <dc:date>2024-07-02T21:11:10</dc:date>
              </office:change-info>
              <text:p text:style-name="MP4"><text:span text:style-name="Page_20_Number"><text:span text:style-name="MT2"><text:date style:data-style-name="N40" text:date-value="2024-07-03T23:15:54.623205657">Jul 3, 2024</text:date></text:span></text:span></text:p>
            </text:deletion>
            <text:insertion>
              <office:change-info>
                <dc:creator>Alex Shepherd</dc:creator>
                <dc:date>2021-05-01T00:41:57</dc:date>
              </office:change-info>
            </text:insertion>
          </text:changed-region>
        </text:tracked-changes>
        <text:p text:style-name="MP4"><text:change text:change-id="ct94173924979408"/><text:change-start text:change-id="ct94173924969392"/><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change-end text:change-id="ct94173924969392"/><text:change-start text:change-id="ct94173924959376"/><text:span text:style-name="Page_20_Number"><text:span text:style-name="MT2"><text:user-defined style:data-style-name="N0" text:name="OLCBdate">Jul 1, 2024</text:user-defined></text:span></text:span><text:change-end text:change-id="ct94173924959376"/><text:change text:change-id="ct94173924901584"/></text:p>
      </style:footer>
    </style:master-page>
    <style:master-page style:name="First_20_Page" style:display-name="First Page" style:page-layout-name="Mpm2" draw:style-name="Mdp1" style:next-style-name="Standard">
      <style:header>
        <text:tracked-changes>
          <text:changed-region xml:id="ct94173923221584" text:id="ct94173923221584">
            <text:deletion>
              <office:change-info>
                <dc:creator>Balazs Racz</dc:creator>
                <dc:date>2024-07-02T21:10:14</dc:date>
              </office:change-info>
              <text:p text:style-name="MP7"><text:date style:data-style-name="N40" text:date-value="2024-07-03T23:15:54.623889620">Jul 3, 2024</text:date></text:p>
            </text:deletion>
          </text:changed-region>
          <text:changed-region xml:id="ct94173924199024" text:id="ct94173924199024">
            <text:insertion>
              <office:change-info>
                <dc:creator>Balazs Racz</dc:creator>
                <dc:date>2024-07-02T21:10:14</dc:date>
              </office:change-info>
            </text:insertion>
          </text:changed-region>
          <text:changed-region xml:id="ct94173924199888" text:id="ct94173924199888">
            <text:deletion>
              <office:change-info>
                <dc:creator>Balazs Racz</dc:creator>
                <dc:date>2024-07-02T21:09:31</dc:date>
              </office:change-info>
              <text:p text:style-name="MP7">Preliminary</text:p>
            </text:deletion>
          </text:changed-region>
          <text:changed-region xml:id="ct94173924175232" text:id="ct94173924175232">
            <text:insertion>
              <office:change-info>
                <dc:creator>Balazs Racz</dc:creator>
                <dc:date>2024-07-02T21:09:31</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change text:change-id="ct94173923221584"/><text:change-start text:change-id="ct94173924199024"/><text:user-defined style:data-style-name="N0" text:name="OLCBdate">Jul 1, 2024</text:user-defined><text:change-end text:change-id="ct94173924199024"/></text:p>
            </table:table-cell>
            <table:table-cell table:style-name="Table1.C1" office:value-type="string">
              <text:p text:style-name="MP7"><text:change text:change-id="ct94173924199888"/><text:change-start text:change-id="ct94173924175232"/><text:user-defined style:data-style-name="N0" text:name="OLCBstatus">Draft</text:user-defined><text:change-end text:change-id="ct94173924175232"/></text:p>
            </table:table-cell>
          </table:table-row>
        </table:table>
        <text:p text:style-name="Header"/>
      </style:header>
      <style:footer>
        <text:tracked-changes>
          <text:changed-region xml:id="ct94173924222416" text:id="ct94173924222416">
            <text:deletion>
              <office:change-info>
                <dc:creator>Alex Shepherd</dc:creator>
                <dc:date>2021-05-01T00:28:12</dc:date>
              </office:change-info>
              <text:p text:style-name="MP8"><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2"><text:date style:data-style-name="N40" text:date-value="2024-07-03T23:15:54.625427280">Jul 3, 2024</text:date></text:span></text:span></text:p>
              <text:p text:style-name="MP8"><text:span text:style-name="Page_20_Number"><text:span text:style-name="MT3"/></text:span></text:p>
            </text:deletion>
          </text:changed-region>
          <text:changed-region xml:id="ct94173924358576" text:id="ct94173924358576">
            <text:insertion>
              <office:change-info>
                <dc:creator>Alex Shepherd</dc:creator>
                <dc:date>2021-05-01T00:41:52</dc:date>
              </office:change-info>
            </text:insertion>
          </text:changed-region>
          <text:changed-region xml:id="ct94173924362608" text:id="ct94173924362608">
            <text:insertion>
              <office:change-info>
                <dc:creator>Balazs Racz</dc:creator>
                <dc:date>2024-07-02T21:11:01</dc:date>
              </office:change-info>
            </text:insertion>
          </text:changed-region>
          <text:changed-region xml:id="ct94173924362976" text:id="ct94173924362976">
            <text:deletion>
              <office:change-info>
                <dc:creator>Balazs Racz</dc:creator>
                <dc:date>2024-07-02T21:11:01</dc:date>
              </office:change-info>
              <text:p text:style-name="MP8"><text:span text:style-name="Page_20_Number"><text:span text:style-name="MT2"><text:date style:data-style-name="N40" text:date-value="2024-07-03T23:15:54.625612101">Jul 3, 2024</text:date></text:span></text:span></text:p>
            </text:deletion>
            <text:insertion>
              <office:change-info>
                <dc:creator>Alex Shepherd</dc:creator>
                <dc:date>2021-05-01T00:41:52</dc:date>
              </office:change-info>
            </text:insertion>
          </text:changed-region>
        </text:tracked-changes>
        <text:p text:style-name="MP8"><text:change text:change-id="ct94173924222416"/><text:change-start text:change-id="ct94173924358576"/><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change-end text:change-id="ct94173924358576"/><text:change-start text:change-id="ct94173924362608"/><text:span text:style-name="Page_20_Number"><text:span text:style-name="MT2"><text:user-defined style:data-style-name="N0" text:name="OLCBdate">Jul 1, 2024</text:user-defined></text:span></text:span><text:change-end text:change-id="ct94173924362608"/><text:change text:change-id="ct9417392436297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97</meta:editing-cycles>
    <meta:editing-duration>PT18H58M32S</meta:editing-duration>
    <meta:generator>LibreOffice/24.2.0.3$Linux_X86_64 LibreOffice_project/420$Build-3</meta:generator>
    <dc:date>2024-07-03T23:15:46.156876421</dc:date>
    <dc:creator>Balazs Racz</dc:creator>
    <meta:document-statistic meta:table-count="1" meta:image-count="1" meta:object-count="0" meta:page-count="5" meta:paragraph-count="80" meta:word-count="1717" meta:character-count="11053" meta:non-whitespace-character-count="9401"/>
    <meta:user-defined meta:name="OLCBdate">Jul 1, 2024</meta:user-defined>
    <meta:user-defined meta:name="OLCBstatus">Draft</meta:user-defined>
    <meta:user-defined meta:name="OLCByear">2024</meta:user-defined>
  </office:meta>
</office:document-meta>
</file>